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6.5616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63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table:style-name="ce1"/>
          <table:table-cell office:value-type="string" table:style-name="ce2">
            <text:p>資工系107學年度實務專題競賽名單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組別</text:p>
          </table:table-cell>
          <table:table-cell office:value-type="string" table:style-name="ce3">
            <text:p>編號</text:p>
          </table:table-cell>
          <table:table-cell office:value-type="string" table:style-name="ce5">
            <text:p>學號</text:p>
          </table:table-cell>
          <table:table-cell office:value-type="string" table:style-name="ce5">
            <text:p>姓名</text:p>
          </table:table-cell>
          <table:table-cell office:value-type="string" table:style-name="ce5">
            <text:p>指導老師</text:p>
          </table:table-cell>
          <table:table-cell office:value-type="string" table:style-name="ce5">
            <text:p>專題名稱</text:p>
          </table:table-cell>
          <table:table-cell table:number-columns-repeated="16378"/>
        </table:table-row>
        <table:table-row table:style-name="ro2"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2" table:number-columns-spanned="1" table:number-rows-spanned="2" table:style-name="ce13">
            <text:p>2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style-name="ce4"/>
          <table:table-cell table:style-name="ce5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style-name="ce4"/>
          <table:table-cell table:style-name="ce5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3" table:number-columns-spanned="1" table:number-rows-spanned="2" table:style-name="ce13">
            <text:p>3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26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11">
            <text:p>本欄由系辦公室編排</text:p>
          </table:table-cell>
          <table:table-cell table:number-columns-repeated="2" table:style-name="ce8"/>
          <table:table-cell table:style-name="ce9"/>
          <table:table-cell table:style-name="ce7"/>
          <table:table-cell table:number-columns-repeated="16378"/>
        </table:table-row>
        <table:table-row table:style-name="ro2">
          <table:table-cell office:value-type="float" office:value="5" table:number-columns-spanned="1" table:number-rows-spanned="2" table:style-name="ce13">
            <text:p>5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25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6" table:number-columns-spanned="1" table:number-rows-spanned="2" table:style-name="ce13">
            <text:p>6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10">
            <text:p>本欄由系辦公室編排</text:p>
          </table:table-cell>
          <table:table-cell table:number-columns-repeated="3" table:style-name="ce4"/>
          <table:table-cell table:style-name="ce5"/>
          <table:table-cell table:number-columns-repeated="16378"/>
        </table:table-row>
        <table:table-row table:style-name="ro2">
          <table:table-cell office:value-type="float" office:value="8" table:number-columns-spanned="1" table:number-rows-spanned="2" table:style-name="ce13">
            <text:p>8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4">
          <table:table-cell office:value-type="float" office:value="9" table:number-columns-spanned="1" table:number-rows-spanned="4" table:style-name="ce13">
            <text:p>9</text:p>
          </table:table-cell>
          <table:table-cell office:value-type="string" table:number-columns-spanned="1" table:number-rows-spanned="4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4" table:style-name="ce16"/>
          <table:table-cell table:number-columns-spanned="1" table:number-rows-spanned="4" table:style-name="ce16"/>
          <table:table-cell table:number-columns-repeated="16378"/>
        </table:table-row>
        <table:table-row table:number-rows-repeated="3"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10" table:number-columns-spanned="1" table:number-rows-spanned="2" table:style-name="ce13">
            <text:p>10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11" table:number-columns-spanned="1" table:number-rows-spanned="2" table:style-name="ce13">
            <text:p>11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12" table:number-columns-spanned="1" table:number-rows-spanned="2" table:style-name="ce13">
            <text:p>12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13" table:number-columns-spanned="1" table:number-rows-spanned="2" table:style-name="ce13">
            <text:p>13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4">
          <table:table-cell office:value-type="float" office:value="14" table:number-columns-spanned="1" table:number-rows-spanned="3" table:style-name="ce13">
            <text:p>14</text:p>
          </table:table-cell>
          <table:table-cell office:value-type="string" table:number-columns-spanned="1" table:number-rows-spanned="3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3" table:style-name="ce13"/>
          <table:table-cell table:number-columns-spanned="1" table:number-rows-spanned="3" table:style-name="ce16"/>
          <table:table-cell table:number-columns-repeated="16378"/>
        </table:table-row>
        <table:table-row table:number-rows-repeated="2"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4">
          <table:table-cell office:value-type="float" office:value="15" table:number-columns-spanned="1" table:number-rows-spanned="3" table:style-name="ce13">
            <text:p>15</text:p>
          </table:table-cell>
          <table:table-cell office:value-type="string" table:number-columns-spanned="1" table:number-rows-spanned="3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3" table:style-name="ce13"/>
          <table:table-cell table:number-columns-spanned="1" table:number-rows-spanned="3" table:style-name="ce16"/>
          <table:table-cell table:number-columns-repeated="16378"/>
        </table:table-row>
        <table:table-row table:number-rows-repeated="2"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16" table:number-columns-spanned="1" table:number-rows-spanned="2" table:style-name="ce13">
            <text:p>16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4">
          <table:table-cell office:value-type="float" office:value="17" table:number-columns-spanned="1" table:number-rows-spanned="3" table:style-name="ce13">
            <text:p>17</text:p>
          </table:table-cell>
          <table:table-cell office:value-type="string" table:number-columns-spanned="1" table:number-rows-spanned="3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3" table:style-name="ce13"/>
          <table:table-cell table:number-columns-spanned="1" table:number-rows-spanned="3" table:style-name="ce16"/>
          <table:table-cell table:number-columns-repeated="16378"/>
        </table:table-row>
        <table:table-row table:number-rows-repeated="2"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18" table:number-columns-spanned="1" table:number-rows-spanned="2" table:style-name="ce13">
            <text:p>18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19" table:number-columns-spanned="1" table:number-rows-spanned="2" table:style-name="ce13">
            <text:p>19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20" table:number-columns-spanned="1" table:number-rows-spanned="2" table:style-name="ce13">
            <text:p>20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4">
          <table:table-cell office:value-type="float" office:value="21" table:number-columns-spanned="1" table:number-rows-spanned="3" table:style-name="ce13">
            <text:p>21</text:p>
          </table:table-cell>
          <table:table-cell office:value-type="string" table:number-columns-spanned="1" table:number-rows-spanned="3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3" table:style-name="ce13"/>
          <table:table-cell table:number-columns-spanned="1" table:number-rows-spanned="3" table:style-name="ce16"/>
          <table:table-cell table:number-columns-repeated="16378"/>
        </table:table-row>
        <table:table-row table:number-rows-repeated="2"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22" table:number-columns-spanned="1" table:number-rows-spanned="2" table:style-name="ce13">
            <text:p>22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23" table:number-columns-spanned="1" table:number-rows-spanned="2" table:style-name="ce13">
            <text:p>23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6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24" table:number-columns-spanned="1" table:number-rows-spanned="2" table:style-name="ce13">
            <text:p>24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25" table:number-columns-spanned="1" table:number-rows-spanned="2" table:style-name="ce13">
            <text:p>25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5">
          <table:table-cell office:value-type="float" office:value="26" table:style-name="ce4">
            <text:p>26</text:p>
          </table:table-cell>
          <table:table-cell office:value-type="string" table:style-name="ce10">
            <text:p>本欄由系辦公室編排</text:p>
          </table:table-cell>
          <table:table-cell table:number-columns-repeated="3" table:style-name="ce4"/>
          <table:table-cell table:style-name="ce5"/>
          <table:table-cell table:number-columns-repeated="16378"/>
        </table:table-row>
        <table:table-row table:style-name="ro2">
          <table:table-cell office:value-type="float" office:value="27" table:number-columns-spanned="1" table:number-rows-spanned="2" table:style-name="ce13">
            <text:p>27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4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4"/>
          <table:covered-table-cell/>
          <table:covered-table-cell/>
          <table:table-cell table:number-columns-repeated="16378"/>
        </table:table-row>
        <table:table-row table:style-name="ro2">
          <table:table-cell office:value-type="float" office:value="28" table:number-columns-spanned="1" table:number-rows-spanned="2" table:style-name="ce13">
            <text:p>28</text:p>
          </table:table-cell>
          <table:table-cell office:value-type="string" table:number-columns-spanned="1" table:number-rows-spanned="2" table:style-name="ce17">
            <text:p>本欄由系辦公室編排</text:p>
          </table:table-cell>
          <table:table-cell table:number-columns-repeated="2" table:style-name="ce8"/>
          <table:table-cell table:number-columns-spanned="1" table:number-rows-spanned="2" table:style-name="ce13"/>
          <table:table-cell table:number-columns-spanned="1" table:number-rows-spanned="2" table:style-name="ce16"/>
          <table:table-cell table:number-columns-repeated="16378"/>
        </table:table-row>
        <table:table-row table:style-name="ro2">
          <table:covered-table-cell/>
          <table:covered-table-cell/>
          <table:table-cell table:number-columns-repeated="2" table:style-name="ce8"/>
          <table:covered-table-cell/>
          <table:covered-table-cell/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style-name="ce1"/>
          <table:table-cell office:value-type="string" table:style-name="ce12">
            <text:p>註：請四資四班代於9月27日前將名單彙交系辦公室</text:p>
          </table:table-cell>
          <table:table-cell table:number-columns-repeated="16382" table:style-name="ce1"/>
        </table:table-row>
        <table:table-row table:number-rows-repeated="1048512" table:style-name="ro6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Jack</dc:creator>
    <meta:creation-date>2010-10-21T01:02:10Z</meta:creation-date>
    <dc:date>2018-09-04T09:53:07Z</dc:date>
    <meta:print-date>2011-05-20T07:34:36Z</meta:print-date>
  </office:meta>
</office:document-meta>
</file>